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t frontend</text:p>
      <text:h text:style-name="Titre1" text:outline-level="1">Sources</text:h>
      <text:p text:style-name="Normal">Les sources sont hébergées sur Github, avec l’ensemble du projet, sur le dépôt<text:s/><text:a xlink:href="https://github.com/JeanBaptisteSoyez/coaxysProjectTracker" office:target-frame-name="_top" xlink:show="replace"><text:span text:style-name="Lienhypertexte">https://github.com/JeanBaptisteSoyez/coaxysProjectTracker</text:span></text:a>.</text:p>
      <text:h text:style-name="Titre1" text:outline-level="1">Technos utilisées</text:h>
      <text:p text:style-name="Normal">Le projet frontend est une application ASP.Net MVC 5, utilisant les librairies JS jQuery et Bootstrap.</text:p>
      <text:h text:style-name="Titre1" text:outline-level="1">Fonctionnement général</text:h>
      <text:p text:style-name="Normal">Le projet frontend ne gère pas l’accès aux données, mais s’interface avec un jeu de services REST.</text:p>
      <text:h text:style-name="Titre2" text:outline-level="2">Communication avec les services</text:h>
      <text:p text:style-name="Normal">Pour chaque entité actuellement présente, le fonctionnement est similaire, et peut être représenté comme suit :</text:p>
      <text:p text:style-name="Normal"><text:span text:style-name="T2"><draw:frame draw:style-name="a0" draw:name="Image 1" text:anchor-type="as-char" svg:x="0in" svg:y="0in" svg:width="5.43318in" svg:height="1.36698in" style:rel-width="scale" style:rel-height="scale"><draw:image xlink:href="media/image1.png" xlink:type="simple" xlink:show="embed" xlink:actuate="onLoad"/><svg:title/><svg:desc>C:\Users\Camille\AppData\Local\Microsoft\Windows\INetCache\Content.Word\controllers.png</svg:desc></draw:frame></text:span></text:p>
      <text:list text:style-name="LFO6" text:continue-numbering="true">
        <text:list-item>
          <text:p text:style-name="P3">Chaque entité dispose d’un controller<text:s/></text:p>
          <text:list text:continue-numbering="true">
            <text:list-item>
              <text:p text:style-name="P4">Récupère<text:s/>les données et les fait parvenir à la vue</text:p>
            </text:list-item>
          </text:list>
        </text:list-item>
        <text:list-item>
          <text:p text:style-name="P5">Chaque controller peut s’adresser à un repository<text:s/></text:p>
          <text:list text:continue-numbering="true">
            <text:list-item>
              <text:p text:style-name="P6">Manipulation<text:s/>des données (CRUD)</text:p>
            </text:list-item>
          </text:list>
        </text:list-item>
        <text:list-item>
          <text:p text:style-name="P7">Les repositories utilisent l’API<text:s/></text:p>
          <text:list text:continue-numbering="true">
            <text:list-item>
              <text:p text:style-name="P8">Lance<text:s/>les opérations asynchrones vers les services REST</text:p>
            </text:list-item>
            <text:list-item>
              <text:p text:style-name="P9">L’objectif est de centraliser l’accès aux services, il est alors possible de configurer ces accès (en termes de sécurité notamment) depuis un point central.</text:p>
            </text:list-item>
          </text:list>
        </text:list-item>
      </text:list>
      <text:h text:style-name="Titre2" text:outline-level="2">Contrôles d’accès</text:h>
      <text:p text:style-name="Normal"/>
      <text:h text:style-name="Titre2" text:outline-level="2">Avancement</text:h>
      <text:p text:style-name="Normal"/>
      <text:h text:style-name="Titre1" text:outline-level="1">Design workflow</text:h>
      <text:p text:style-name="Normal">La transpilation des fichiers JS et CSS est assurée par Gulp, au niveau de la solution Visual Studio<text:s/>(gulpfile.js). Les sources se trouvent dans un dossier « /_src » à la racine du projet principal.</text:p>
      <text:p text:style-name="Normal">CSS :<text:s/>Basé sur SASS (<text:a xlink:href="http://sass-lang.com/" office:target-frame-name="_top" xlink:show="replace"><text:span text:style-name="Lienhypertexte">http://sass-lang.com/</text:span></text:a>), intègre Bourbon (<text:a xlink:href="http://bourbon.io/" office:target-frame-name="_top" xlink:show="replace"><text:span text:style-name="Lienhypertexte">http://bourbon.io/</text:span></text:a>)</text:p>
      <text:p text:style-name="Normal">JS :<text:s/>ES6 via Babel</text:p>
      <text:soft-page-break/>
      <text:p text:style-name="Normal">Tâches :<text:s/></text:p>
      <text:list text:style-name="LFO5" text:continue-numbering="true">
        <text:list-item>
          <text:p text:style-name="P10">gulp sass : transpile le sass</text:p>
        </text:list-item>
        <text:list-item>
          <text:p text:style-name="P11">gulp js : transpile le js</text:p>
        </text:list-item>
        <text:list-item>
          <text:p text:style-name="P12">gulp watch : surveille le sass et le js, transpile le tout, recharge le navigateur à chaud</text:p>
        </text:list-item>
        <text:list-item>
          <text:p text:style-name="P13">gulp : renvoie la tâche « watch »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Policepardéfaut">
      <style:text-properties fo:color="#2B579A" fo:background-color="#E6E6E6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e Payen</meta:initial-creator>
    <dc:creator>Camille Payen</dc:creator>
    <meta:creation-date>2017-03-29T14:59:00Z</meta:creation-date>
    <dc:date>2017-04-04T13:07:00Z</dc:date>
    <meta:template xlink:href="Normal.dotm" xlink:type="simple"/>
    <meta:editing-cycles>27</meta:editing-cycles>
    <meta:editing-duration>PT5340S</meta:editing-duration>
    <meta:document-statistic meta:page-count="2" meta:paragraph-count="3" meta:word-count="254" meta:character-count="1654" meta:row-count="11" meta:non-whitespace-character-count="1403"/>
  </office:meta>
</office:document-meta>
</file>